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c9d01" officeooo:paragraph-rsid="000c9d01"/>
    </style:style>
    <style:style style:name="P2" style:family="paragraph" style:parent-style-name="Standard">
      <style:text-properties officeooo:rsid="000c9d01" officeooo:paragraph-rsid="000dd95d"/>
    </style:style>
    <style:style style:name="P3" style:family="paragraph" style:parent-style-name="Standard">
      <style:text-properties officeooo:rsid="000c9d01" officeooo:paragraph-rsid="000f5901"/>
    </style:style>
    <style:style style:name="P4" style:family="paragraph" style:parent-style-name="Standard">
      <style:text-properties officeooo:rsid="000c9d01" officeooo:paragraph-rsid="000fda03"/>
    </style:style>
    <style:style style:name="P5" style:family="paragraph" style:parent-style-name="Standard">
      <style:text-properties officeooo:paragraph-rsid="000fda03"/>
    </style:style>
    <style:style style:name="P6" style:family="paragraph" style:parent-style-name="Standard">
      <style:paragraph-properties fo:break-before="page"/>
      <style:text-properties officeooo:rsid="000c9d01" officeooo:paragraph-rsid="000c9d01"/>
    </style:style>
    <style:style style:name="P7" style:family="paragraph" style:parent-style-name="Standard">
      <style:paragraph-properties fo:break-before="page"/>
      <style:text-properties officeooo:rsid="000c9d01" officeooo:paragraph-rsid="000dd95d"/>
    </style:style>
    <style:style style:name="P8" style:family="paragraph" style:parent-style-name="Standard">
      <style:text-properties officeooo:rsid="000c9d01" officeooo:paragraph-rsid="000f5901"/>
    </style:style>
    <style:style style:name="P9" style:family="paragraph" style:parent-style-name="Standard">
      <style:text-properties officeooo:rsid="000c9d01" officeooo:paragraph-rsid="00102b92"/>
    </style:style>
    <style:style style:name="P10" style:family="paragraph" style:parent-style-name="Standard">
      <style:text-properties fo:color="#000000" style:font-name="arial" fo:font-size="9.75pt" officeooo:rsid="000c9d01" officeooo:paragraph-rsid="00102b92"/>
    </style:style>
    <style:style style:name="T1" style:family="text">
      <style:text-properties officeooo:rsid="000c9d01"/>
    </style:style>
    <style:style style:name="T2" style:family="text">
      <style:text-properties officeooo:rsid="000dd95d"/>
    </style:style>
    <style:style style:name="T3" style:family="text">
      <style:text-properties officeooo:rsid="000f5901"/>
    </style:style>
    <style:style style:name="T4" style:family="text">
      <style:text-properties officeooo:rsid="000fda03"/>
    </style:style>
    <style:style style:name="T5" style:family="text">
      <style:text-properties fo:color="#000000" style:font-name="arial" fo:font-size="9.75pt"/>
    </style:style>
    <style:style style:name="T6" style:family="text">
      <style:text-properties officeooo:rsid="00102b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betering Kwantitatief onderzoek</text:p>
      <text:p text:style-name="P1"/>
      <text:p text:style-name="P1">Leerling: Timothy Van Thorre <text:s text:c="3"/>24/25</text:p>
      <text:p text:style-name="P1">Klas: 6STW</text:p>
      <text:p text:style-name="P1">Uitwerking onderwerp (3): 2</text:p>
      <text:p text:style-name="P1">Onderzoeksvraag en dataset (3): 3</text:p>
      <text:p text:style-name="P1">Frequentietabel (2): 2</text:p>
      <text:p text:style-name="P1">Histogram (4): 4</text:p>
      <text:p text:style-name="P1">Kengetallen (3): 3</text:p>
      <text:p text:style-name="P1">Boxplot (4): 4</text:p>
      <text:p text:style-name="P1">Samenvatting (3): 3</text:p>
      <text:p text:style-name="P1">Gebruik ICT (3): 3</text:p>
      <text:p text:style-name="P1"/>
      <text:p text:style-name="P1">Leerling: <text:s/>Laurent Vandevelde <text:s text:c="2"/>24/25</text:p>
      <text:p text:style-name="P1">Klas: 6STW</text:p>
      <text:p text:style-name="P1">Uitwerking onderwerp (3): 3</text:p>
      <text:p text:style-name="P1">Onderzoeksvraag en dataset (3): 2 (steekproef mocht groter)</text:p>
      <text:p text:style-name="P1">Frequentietabel (2): 2</text:p>
      <text:p text:style-name="P1">Histogram (4): 4</text:p>
      <text:p text:style-name="P1">Kengetallen (3): 3</text:p>
      <text:p text:style-name="P1">Boxplot (4): 4</text:p>
      <text:p text:style-name="P1">Samenvatting (3): 3</text:p>
      <text:p text:style-name="P1">Gebruik ICT (3): 3</text:p>
      <text:p text:style-name="P1"/>
      <text:p text:style-name="P1">Leerling: Hanne Pot <text:s text:c="3"/>13/25</text:p>
      <text:p text:style-name="P1">Klas: 6STW</text:p>
      <text:p text:style-name="P1">Uitwerking onderwerp (3): 1</text:p>
      <text:p text:style-name="P1">Onderzoeksvraag en dataset (3): 1</text:p>
      <text:p text:style-name="P1">Frequentietabel (2): 1</text:p>
      <text:p text:style-name="P1">Histogram (4): 2</text:p>
      <text:p text:style-name="P1">Kengetallen (3): 3</text:p>
      <text:p text:style-name="P1">Boxplot (4): 4</text:p>
      <text:p text:style-name="P1">Samenvatting (3): 0</text:p>
      <text:p text:style-name="P1">Gebruik ICT (3): 1</text:p>
      <text:p text:style-name="P1"/>
      <text:p text:style-name="P1">Leerling: <text:s text:c="4"/>Petra Nicaise 15/25</text:p>
      <text:p text:style-name="P1">Klas: 6STW</text:p>
      <text:p text:style-name="P1">Uitwerking onderwerp (3): 2 (niet over cyberpesten)</text:p>
      <text:p text:style-name="P1">Onderzoeksvraag en dataset (3): 3</text:p>
      <text:p text:style-name="P1">Frequentietabel (2): 2</text:p>
      <text:p text:style-name="P1">Histogram (4): 1 (geen ruimte laten tussen de klassen)</text:p>
      <text:p text:style-name="P1">Kengetallen (3): 3</text:p>
      <text:p text:style-name="P1">Boxplot (4): 0</text:p>
      <text:p text:style-name="P1">Samenvatting (3): 2</text:p>
      <text:p text:style-name="P1">Gebruik ICT (3): 2</text:p>
      <text:p text:style-name="P1"/>
      <text:p text:style-name="P1"/>
      <text:p text:style-name="P1"/>
      <text:p text:style-name="P1"/>
      <text:p text:style-name="P6">Leerling: <text:span text:style-name="T2">Jessica Provoost</text:span> <text:s text:c="2"/><text:span text:style-name="T2">17</text:span>/25</text:p>
      <text:p text:style-name="P1">Klas: 6STW</text:p>
      <text:p text:style-name="P1">Uitwerking onderwerp (3): <text:span text:style-name="T2">0</text:span></text:p>
      <text:p text:style-name="P1">Onderzoeksvraag en dataset (3): <text:span text:style-name="T2">2</text:span></text:p>
      <text:p text:style-name="P1">Frequentietabel (2): <text:span text:style-name="T2">2</text:span></text:p>
      <text:p text:style-name="P1">Histogram (4): <text:span text:style-name="T2">3 (Waarom zoveel witruimte laten?)</text:span></text:p>
      <text:p text:style-name="P1">Kengetallen (3): <text:span text:style-name="T2">3</text:span></text:p>
      <text:p text:style-name="P1">Boxplot (4): <text:span text:style-name="T2">3</text:span></text:p>
      <text:p text:style-name="P1">Samenvatting (3): <text:span text:style-name="T2">2</text:span></text:p>
      <text:p text:style-name="P1">Gebruik ICT (3): <text:span text:style-name="T2">2</text:span></text:p>
      <text:p text:style-name="P1"/>
      <text:p text:style-name="P1">Leerling: <text:s text:c="2"/><text:span text:style-name="T2">Marissa Eggermont</text:span> <text:s/><text:span text:style-name="T2">22</text:span>/25</text:p>
      <text:p text:style-name="P1">Klas: 6STW</text:p>
      <text:p text:style-name="P1">Uitwerking onderwerp (3): <text:span text:style-name="T2">1 (waar is de uitleg, over wat gaat het)</text:span></text:p>
      <text:p text:style-name="P1">Onderzoeksvraag en dataset (3): <text:span text:style-name="T2">2</text:span></text:p>
      <text:p text:style-name="P1">Frequentietabel (2): <text:span text:style-name="T2">2</text:span></text:p>
      <text:p text:style-name="P1">Histogram (4): <text:span text:style-name="T2">4</text:span></text:p>
      <text:p text:style-name="P1">Kengetallen (3): <text:span text:style-name="T2">3</text:span></text:p>
      <text:p text:style-name="P1">Boxplot (4): <text:span text:style-name="T2">4</text:span></text:p>
      <text:p text:style-name="P1">Samenvatting (3): <text:span text:style-name="T2">3 (zeer goed)</text:span></text:p>
      <text:p text:style-name="P1">Gebruik ICT (3): <text:span text:style-name="T2">3</text:span></text:p>
      <text:p text:style-name="P1"/>
      <text:p text:style-name="P1">Leerling: <text:span text:style-name="T2">Delphine Dedeken</text:span> <text:s text:c="3"/><text:span text:style-name="T2">18</text:span>/25</text:p>
      <text:p text:style-name="P1">Klas: 6STW</text:p>
      <text:p text:style-name="P1">Uitwerking onderwerp (3): <text:span text:style-name="T2">3 (uitstekend, je vermeldt duidelijk wat cyberpesten is)</text:span></text:p>
      <text:p text:style-name="P1">Onderzoeksvraag en dataset (3): <text:span text:style-name="T2">3</text:span></text:p>
      <text:p text:style-name="P1">Frequentietabel (2): <text:span text:style-name="T2">1</text:span></text:p>
      <text:p text:style-name="P1">Histogram (4): <text:span text:style-name="T2">1</text:span></text:p>
      <text:p text:style-name="P1">Kengetallen (3): <text:span text:style-name="T2">1 (maximum is bijvoorbeeld 26 keer)</text:span></text:p>
      <text:p text:style-name="P1">Boxplot (4): <text:span text:style-name="T2">4</text:span></text:p>
      <text:p text:style-name="P1">Samenvatting (3): <text:span text:style-name="T2">3</text:span></text:p>
      <text:p text:style-name="P1">Gebruik ICT (3): <text:span text:style-name="T2">2</text:span></text:p>
      <text:p text:style-name="P1"/>
      <text:p text:style-name="P4">Leerling: <text:s/><text:span text:style-name="T2">Justine De Boel</text:span> <text:s text:c="2"/><text:span text:style-name="T4">24</text:span>/25</text:p>
      <text:p text:style-name="P1">Klas: 6STW</text:p>
      <text:p text:style-name="P1">Uitwerking onderwerp (3): <text:span text:style-name="T2">3 (zeer goed, je beschrijft wat cyberpesten is)</text:span></text:p>
      <text:p text:style-name="P1">Onderzoeksvraag en dataset (3): <text:span text:style-name="T2">3</text:span></text:p>
      <text:p text:style-name="P1">Frequentietabel (2): <text:span text:style-name="T4">2</text:span></text:p>
      <text:p text:style-name="P1">Histogram (4): <text:span text:style-name="T2">3</text:span></text:p>
      <text:p text:style-name="P1">Kengetallen (3): <text:span text:style-name="T2">3</text:span></text:p>
      <text:p text:style-name="P1">Boxplot (4): <text:span text:style-name="T2">4</text:span></text:p>
      <text:p text:style-name="P1">Samenvatting (3): <text:span text:style-name="T2">3</text:span></text:p>
      <text:p text:style-name="P1">Gebruik ICT (3): <text:span text:style-name="T2">3</text:span></text:p>
      <text:p text:style-name="P1"/>
      <text:p text:style-name="P1"/>
      <text:p text:style-name="P7"/>
      <text:p text:style-name="P2">Leerling: <text:s/><text:span text:style-name="T2">Louis Vandemaele</text:span> <text:s/><text:span text:style-name="T2">16</text:span>/25</text:p>
      <text:p text:style-name="P2">Klas: 6<text:span text:style-name="T2">SETA</text:span></text:p>
      <text:p text:style-name="P2">Uitwerking onderwerp (3): <text:span text:style-name="T2">2</text:span></text:p>
      <text:p text:style-name="P2">Onderzoeksvraag en dataset (3): <text:span text:style-name="T2">3</text:span></text:p>
      <text:p text:style-name="P2">Frequentietabel (2): <text:span text:style-name="T2">1</text:span></text:p>
      <text:p text:style-name="P2">Histogram (4): <text:span text:style-name="T2">4</text:span></text:p>
      <text:p text:style-name="P2">Kengetallen (3): <text:span text:style-name="T2">0</text:span></text:p>
      <text:p text:style-name="P2">Boxplot (4): <text:span text:style-name="T2">4</text:span></text:p>
      <text:p text:style-name="P2">Samenvatting (3): <text:span text:style-name="T2">0</text:span> </text:p>
      <text:p text:style-name="P2">Gebruik ICT (3): <text:span text:style-name="T2">2</text:span></text:p>
      <text:p text:style-name="P2"/>
      <text:p text:style-name="P2">Leerling: <text:s/><text:span text:style-name="T2">Théry Melanie</text:span> <text:s text:c="2"/><text:span text:style-name="T3">23</text:span>/25</text:p>
      <text:p text:style-name="P2">Klas: 6<text:span text:style-name="T2">SETA</text:span></text:p>
      <text:p text:style-name="P2">Uitwerking onderwerp (3): <text:span text:style-name="T3">3</text:span></text:p>
      <text:p text:style-name="P2">Onderzoeksvraag en dataset (3): <text:span text:style-name="T3">3</text:span></text:p>
      <text:p text:style-name="P2">Frequentietabel (2): <text:span text:style-name="T3">1</text:span></text:p>
      <text:p text:style-name="P2">Histogram (4): <text:span text:style-name="T3">3</text:span></text:p>
      <text:p text:style-name="P2">Kengetallen (3): <text:span text:style-name="T3">3</text:span></text:p>
      <text:p text:style-name="P2">Boxplot (4): <text:span text:style-name="T3">4</text:span></text:p>
      <text:p text:style-name="P2">Samenvatting (3): <text:span text:style-name="T3">3</text:span></text:p>
      <text:p text:style-name="P2">Gebruik ICT (3): <text:span text:style-name="T3">3</text:span></text:p>
      <text:p text:style-name="P2"/>
      <text:p text:style-name="P2">Leerling: <text:s/><text:span text:style-name="T3">Mady Maes</text:span> <text:s text:c="2"/><text:span text:style-name="T3">22</text:span>/25</text:p>
      <text:p text:style-name="P2">Klas: 6<text:span text:style-name="T2">SETA</text:span></text:p>
      <text:p text:style-name="P2">Uitwerking onderwerp (3): <text:span text:style-name="T3">1</text:span></text:p>
      <text:p text:style-name="P2">Onderzoeksvraag en dataset (3): <text:span text:style-name="T3">3</text:span></text:p>
      <text:p text:style-name="P2">Frequentietabel (2): <text:span text:style-name="T3">2</text:span></text:p>
      <text:p text:style-name="P2">Histogram (4): <text:span text:style-name="T3">4</text:span></text:p>
      <text:p text:style-name="P2">Kengetallen (3): <text:span text:style-name="T3">3</text:span></text:p>
      <text:p text:style-name="P2">Boxplot (4): <text:span text:style-name="T3">4</text:span></text:p>
      <text:p text:style-name="P2">Samenvatting (3): <text:span text:style-name="T3">3</text:span></text:p>
      <text:p text:style-name="P2">Gebruik ICT (3): <text:span text:style-name="T3">2</text:span></text:p>
      <text:p text:style-name="P2"/>
      <text:p text:style-name="P5"><text:span text:style-name="T1">Leerling: <text:s text:c="2"/></text:span><text:span text:style-name="T5">Maxim Saraiva Da Rocha</text:span><text:span text:style-name="T1"> <text:s/>23/25</text:span></text:p>
      <text:p text:style-name="P2">Klas: 6<text:span text:style-name="T2">SETA</text:span></text:p>
      <text:p text:style-name="P2">Uitwerking onderwerp (3): <text:span text:style-name="T3">2</text:span></text:p>
      <text:p text:style-name="P2">Onderzoeksvraag en dataset (3): <text:span text:style-name="T3">3</text:span></text:p>
      <text:p text:style-name="P2">Frequentietabel (2): <text:span text:style-name="T3">2</text:span></text:p>
      <text:p text:style-name="P2">Histogram (4): <text:span text:style-name="T3">4</text:span></text:p>
      <text:p text:style-name="P2">Kengetallen (3): <text:span text:style-name="T3">3</text:span></text:p>
      <text:p text:style-name="P2">Boxplot (4): <text:span text:style-name="T3">4</text:span></text:p>
      <text:p text:style-name="P2">Samenvatting (3): <text:span text:style-name="T3">3</text:span></text:p>
      <text:p text:style-name="P2">Gebruik ICT (3): <text:span text:style-name="T3">2 <text:s/>(vergeet je naam niet te vermelden op projecten)</text:span></text:p>
      <text:p text:style-name="P2"/>
      <text:p text:style-name="P7">Leerling: <text:s/><text:span text:style-name="T3">Pierre Delplanque</text:span> <text:s text:c="2"/><text:span text:style-name="T3">20</text:span>/25</text:p>
      <text:p text:style-name="P2">Klas: 6<text:span text:style-name="T2">SETA</text:span></text:p>
      <text:p text:style-name="P2">Uitwerking onderwerp (3): <text:span text:style-name="T3">0</text:span></text:p>
      <text:p text:style-name="P2">Onderzoeksvraag en dataset (3): <text:span text:style-name="T3">3</text:span></text:p>
      <text:p text:style-name="P2">Frequentietabel (2): <text:span text:style-name="T3">2</text:span></text:p>
      <text:p text:style-name="P2">Histogram (4): <text:span text:style-name="T3">2 (de staafjes moeten tegen elkaar in een histogram, werk per klasse)</text:span></text:p>
      <text:p text:style-name="P2">Kengetallen (3): <text:span text:style-name="T3">2</text:span></text:p>
      <text:p text:style-name="P2">Boxplot (4): <text:span text:style-name="T3">4</text:span></text:p>
      <text:p text:style-name="P2">Samenvatting (3): <text:span text:style-name="T3">3</text:span></text:p>
      <text:p text:style-name="P2">Gebruik ICT (3): <text:span text:style-name="T3">3</text:span></text:p>
      <text:p text:style-name="P2"/>
      <text:p text:style-name="P2">Leerling: <text:s/><text:span text:style-name="T3">Céline De Moor</text:span> <text:s text:c="2"/><text:span text:style-name="T4">22</text:span>/25</text:p>
      <text:p text:style-name="P2">Klas: 6<text:span text:style-name="T2">SETA</text:span></text:p>
      <text:p text:style-name="P2">Uitwerking onderwerp (3): <text:span text:style-name="T3">2</text:span></text:p>
      <text:p text:style-name="P2">Onderzoeksvraag en dataset (3): <text:span text:style-name="T3">3</text:span></text:p>
      <text:p text:style-name="P2">Frequentietabel (2): <text:span text:style-name="T3">2</text:span></text:p>
      <text:p text:style-name="P2">Histogram (4): <text:span text:style-name="T3">3</text:span></text:p>
      <text:p text:style-name="P2">Kengetallen (3): <text:span text:style-name="T3">2</text:span></text:p>
      <text:p text:style-name="P2">Boxplot (4): <text:span text:style-name="T3">4</text:span></text:p>
      <text:p text:style-name="P2">Samenvatting (3): <text:span text:style-name="T3">3</text:span></text:p>
      <text:p text:style-name="P2">Gebruik ICT (3): <text:span text:style-name="T3">3</text:span></text:p>
      <text:p text:style-name="P2"/>
      <text:p text:style-name="P2">Leerling: <text:span text:style-name="T3">Stijn Buysschaert</text:span> <text:s text:c="3"/><text:span text:style-name="T3">18</text:span>/25</text:p>
      <text:p text:style-name="P2">Klas: 6<text:span text:style-name="T2">SETA</text:span></text:p>
      <text:p text:style-name="P2">Uitwerking onderwerp (3): <text:span text:style-name="T3">1</text:span></text:p>
      <text:p text:style-name="P2">Onderzoeksvraag en dataset (3): <text:span text:style-name="T3">3</text:span></text:p>
      <text:p text:style-name="P2">Frequentietabel (2): <text:span text:style-name="T3">2</text:span></text:p>
      <text:p text:style-name="P2">Histogram (4): <text:span text:style-name="T3">2</text:span></text:p>
      <text:p text:style-name="P2">Kengetallen (3): <text:span text:style-name="T3">2</text:span></text:p>
      <text:p text:style-name="P2">Boxplot (4): <text:span text:style-name="T3">4</text:span></text:p>
      <text:p text:style-name="P2">Samenvatting (3): <text:span text:style-name="T3">3</text:span></text:p>
      <text:p text:style-name="P2">Gebruik ICT (3): <text:span text:style-name="T3">1</text:span></text:p>
      <text:p text:style-name="P2"/>
      <text:p text:style-name="P2">Leerling: <text:s/><text:span text:style-name="T3">Bradley D'Haene</text:span> <text:s text:c="2"/><text:span text:style-name="T4">11</text:span>/25</text:p>
      <text:p text:style-name="P2">Klas: 6<text:span text:style-name="T2">SETA</text:span></text:p>
      <text:p text:style-name="P2">Uitwerking onderwerp (3): <text:span text:style-name="T3">0</text:span></text:p>
      <text:p text:style-name="P2">Onderzoeksvraag en dataset (3): <text:span text:style-name="T3">1</text:span></text:p>
      <text:p text:style-name="P2">Frequentietabel (2): <text:span text:style-name="T3">1</text:span></text:p>
      <text:p text:style-name="P2">Histogram (4): <text:span text:style-name="T3">4</text:span></text:p>
      <text:p text:style-name="P2">Kengetallen (3): <text:span text:style-name="T3">0</text:span></text:p>
      <text:p text:style-name="P2">Boxplot (4): <text:span text:style-name="T3">4</text:span></text:p>
      <text:p text:style-name="P2">Samenvatting (3): <text:span text:style-name="T3">0</text:span></text:p>
      <text:p text:style-name="P2">Gebruik ICT (3): <text:span text:style-name="T3">1</text:span></text:p>
      <text:p text:style-name="P2"/>
      <text:p text:style-name="P7"/>
      <text:p text:style-name="P2">Leerling: <text:s/><text:span text:style-name="T3">Axel De Ruyck</text:span> <text:s text:c="2"/><text:span text:style-name="T3">19</text:span>/25</text:p>
      <text:p text:style-name="P2">Klas: 6<text:span text:style-name="T2">SETA</text:span></text:p>
      <text:p text:style-name="P2">Uitwerking onderwerp (3): <text:span text:style-name="T3">3</text:span></text:p>
      <text:p text:style-name="P2">Onderzoeksvraag en dataset (3): <text:span text:style-name="T3">2 (Een beetje weinig data)</text:span></text:p>
      <text:p text:style-name="P2">Frequentietabel (2): <text:span text:style-name="T3">2</text:span></text:p>
      <text:p text:style-name="P2">Histogram (4): <text:span text:style-name="T3">4</text:span></text:p>
      <text:p text:style-name="P2">Kengetallen (3): <text:span text:style-name="T3">2</text:span></text:p>
      <text:p text:style-name="P2">Boxplot (4): <text:span text:style-name="T3">4</text:span></text:p>
      <text:p text:style-name="P2">Samenvatting (3): <text:span text:style-name="T3">0</text:span></text:p>
      <text:p text:style-name="P2">Gebruik ICT (3): <text:span text:style-name="T3">2</text:span></text:p>
      <text:p text:style-name="P2"/>
      <text:p text:style-name="P3">Leerling: <text:s/><text:span text:style-name="T3">Phaedra Decock</text:span> <text:s text:c="2"/><text:span text:style-name="T3">20</text:span>/25</text:p>
      <text:p text:style-name="P3">Klas: 6<text:span text:style-name="T2">SETA</text:span></text:p>
      <text:p text:style-name="P3">Uitwerking onderwerp (3): <text:span text:style-name="T3">2</text:span></text:p>
      <text:p text:style-name="P3">Onderzoeksvraag en dataset (3): <text:span text:style-name="T3">3</text:span></text:p>
      <text:p text:style-name="P3">Frequentietabel (2): <text:span text:style-name="T3">1</text:span></text:p>
      <text:p text:style-name="P3">Histogram (4): <text:span text:style-name="T3">4</text:span></text:p>
      <text:p text:style-name="P3">Kengetallen (3): <text:span text:style-name="T3">3</text:span></text:p>
      <text:p text:style-name="P3">Boxplot (4): <text:span text:style-name="T3">4</text:span></text:p>
      <text:p text:style-name="P3">Samenvatting (3): <text:span text:style-name="T3">3</text:span></text:p>
      <text:p text:style-name="P3">Gebruik ICT (3): <text:span text:style-name="T3">0</text:span></text:p>
      <text:p text:style-name="P3"/>
      <text:p text:style-name="P9">Leerling: <text:s/><text:span text:style-name="T6">Jana Nys 13</text:span>/25</text:p>
      <text:p text:style-name="P9">Klas: 6<text:span text:style-name="T2">SETA</text:span></text:p>
      <text:p text:style-name="P9">Uitwerking onderwerp (3): <text:span text:style-name="T6">2</text:span></text:p>
      <text:p text:style-name="P9">Onderzoeksvraag en dataset (3): <text:span text:style-name="T6">2</text:span></text:p>
      <text:p text:style-name="P9">Frequentietabel (2): <text:span text:style-name="T6">0</text:span></text:p>
      <text:p text:style-name="P9">Histogram (4): <text:span text:style-name="T6">0</text:span></text:p>
      <text:p text:style-name="P9">Kengetallen (3): <text:span text:style-name="T6">2</text:span></text:p>
      <text:p text:style-name="P9">Boxplot (4): <text:span text:style-name="T6">3</text:span></text:p>
      <text:p text:style-name="P9">Samenvatting (3): <text:span text:style-name="T3">3</text:span></text:p>
      <text:p text:style-name="P9">Gebruik ICT (3): <text:span text:style-name="T6">1</text:span></text:p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, sa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ter Pareit</meta:initial-creator>
    <meta:creation-date>2014-02-20T18:22:09.671677397</meta:creation-date>
    <dc:date>2014-02-20T21:07:42.567750558</dc:date>
    <dc:creator>Pieter Pareit</dc:creator>
    <meta:editing-duration>PT2H11M58S</meta:editing-duration>
    <meta:editing-cycles>4</meta:editing-cycles>
    <meta:generator>LibreOffice/4.1.3.2$Linux_X86_64 LibreOffice_project/410m0$Build-2</meta:generator>
    <meta:document-statistic meta:table-count="0" meta:image-count="0" meta:object-count="0" meta:page-count="5" meta:paragraph-count="191" meta:word-count="723" meta:character-count="4497" meta:non-whitespace-character-count="3909"/>
  </office:meta>
</office:document-meta>
</file>